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5E000000706965774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OpenSymbol1" svg:font-family="OpenSymbol" style:font-family-generic="system"/>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8.627cm" fo:margin-left="-0.73cm" fo:margin-right="-0.896cm" fo:break-before="page" table:align="margins"/>
    </style:style>
    <style:style style:name="Tableau2.A" style:family="table-column">
      <style:table-column-properties style:column-width="1.482cm" style:rel-column-width="840*"/>
    </style:style>
    <style:style style:name="Tableau2.B" style:family="table-column">
      <style:table-column-properties style:column-width="2.046cm" style:rel-column-width="1160*"/>
    </style:style>
    <style:style style:name="Tableau2.C" style:family="table-column">
      <style:table-column-properties style:column-width="5.398cm" style:rel-column-width="3060*"/>
    </style:style>
    <style:style style:name="Tableau2.D" style:family="table-column">
      <style:table-column-properties style:column-width="4.657cm" style:rel-column-width="2640*"/>
    </style:style>
    <style:style style:name="Tableau2.E" style:family="table-column">
      <style:table-column-properties style:column-width="5.045cm" style:rel-column-width="2860*"/>
    </style:style>
    <style:style style:name="Tableau2.A1" style:family="table-cell">
      <style:table-cell-properties fo:padding="0.097cm" fo:border-left="0.002cm solid #000000" fo:border-right="none" fo:border-top="0.002cm solid #000000" fo:border-bottom="0.002cm solid #000000"/>
    </style:style>
    <style:style style:name="Tableau2.E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b80047"/>
    </style:style>
    <style:style style:name="P2" style:family="paragraph" style:parent-style-name="Standard">
      <style:paragraph-properties fo:text-align="start" style:justify-single-word="false"/>
      <style:text-properties fo:color="#ffffff" style:font-name="HelveticaNeueLT Std2" fo:font-size="60pt" style:text-underline-style="none" fo:font-weight="bold" style:font-size-asian="60pt" style:font-weight-asian="bold" style:font-size-complex="60pt" style:font-weight-complex="bold"/>
    </style:style>
    <style:style style:name="P3" style:family="paragraph" style:parent-style-name="Standard">
      <style:paragraph-properties fo:text-align="start" style:justify-single-word="false"/>
      <style:text-properties fo:color="#ffffff" style:font-name="HelveticaNeueLT Std2" fo:font-size="36pt" style:text-underline-style="none"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color="#000000" style:font-name="HelveticaNeueLT Std2"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b80047" style:font-name="HelveticaNeueLT Std2" fo:font-size="32pt" style:text-underline-style="solid" style:text-underline-width="auto" style:text-underline-color="font-color" fo:font-weight="bold" style:font-size-asian="32pt" style:font-weight-asian="bold" style:font-size-complex="32pt" style:font-weight-complex="bold"/>
    </style:style>
    <style:style style:name="P7" style:family="paragraph" style:parent-style-name="Standard">
      <style:paragraph-properties fo:text-align="start" style:justify-single-word="false"/>
      <style:text-properties fo:color="#eeeeee" style:font-name="HelveticaNeueLT Std2" fo:font-size="18pt" fo:font-style="italic" style:text-underline-style="none" fo:font-weight="bold" style:font-size-asian="18pt" style:font-style-asian="italic" style:font-weight-asian="bold" style:font-size-complex="18pt" style:font-style-complex="italic" style:font-weight-complex="bold"/>
    </style:style>
    <style:style style:name="P8" style:family="paragraph" style:parent-style-name="Footer">
      <style:paragraph-properties fo:background-color="transparent">
        <style:background-image/>
      </style:paragraph-properties>
      <style:text-properties fo:color="#b80047"/>
    </style:style>
    <style:style style:name="P9" style:family="paragraph" style:parent-style-name="Table_20_Contents">
      <style:paragraph-properties fo:text-align="center" style:justify-single-word="false"/>
      <style:text-properties fo:font-size="14pt" style:font-size-asian="14pt" style:font-size-complex="14pt"/>
    </style:style>
    <style:style style:name="P10" style:family="paragraph" style:parent-style-name="Table_20_Contents">
      <style:paragraph-properties fo:text-align="center" style:justify-single-word="false"/>
      <style:text-properties style:font-name="HelveticaNeueLT Std2" fo:font-size="14pt" style:font-size-asian="14pt" style:font-size-complex="14pt"/>
    </style:style>
    <style:style style:name="P11" style:family="paragraph" style:parent-style-name="Table_20_Contents">
      <style:paragraph-properties fo:text-align="center" style:justify-single-word="false"/>
      <style:text-properties fo:color="#494440" style:font-name="HelveticaNeueLT Std2" fo:font-size="14pt" fo:font-weight="bold" style:font-size-asian="14pt" style:font-weight-asian="bold" style:font-size-complex="14pt" style:font-weight-complex="bold"/>
    </style:style>
    <style:style style:name="P12" style:family="paragraph" style:parent-style-name="Table_20_Contents">
      <style:paragraph-properties fo:text-align="center" style:justify-single-word="false"/>
      <style:text-properties fo:color="#494440" style:font-name="HelveticaNeueLT Std2" fo:font-size="14pt" style:font-size-asian="14pt" style:font-size-complex="14pt"/>
    </style:style>
    <style:style style:name="P13" style:family="paragraph" style:parent-style-name="Table_20_Contents">
      <style:paragraph-properties fo:text-align="justify" style:justify-single-word="false"/>
    </style:style>
    <style:style style:name="P14" style:family="paragraph" style:parent-style-name="Text_20_body">
      <style:text-properties style:text-underline-style="none"/>
    </style:style>
    <style:style style:name="P15" style:family="paragraph" style:parent-style-name="Text_20_body">
      <style:paragraph-properties fo:text-align="justify" style:justify-single-word="false"/>
      <style:text-properties style:text-underline-style="none" style:text-underline-mode="continuous" style:text-overline-mode="continuous" style:text-line-through-mode="continuous" fo:background-color="transparent"/>
    </style:style>
    <style:style style:name="P16" style:family="paragraph" style:parent-style-name="Text_20_body">
      <style:paragraph-properties fo:text-align="justify" style:justify-single-word="false"/>
      <style:text-properties style:text-underline-style="none"/>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Text_20_body">
      <style:text-properties style:text-underline-style="none"/>
    </style:style>
    <style:style style:name="P22" style:family="paragraph" style:parent-style-name="Text_20_body" style:list-style-name="L1">
      <style:paragraph-properties fo:text-align="justify" style:justify-single-word="false"/>
      <style:text-properties style:text-underline-style="none"/>
    </style:style>
    <style:style style:name="P23" style:family="paragraph" style:parent-style-name="Text_20_body" style:list-style-name="L3">
      <style:paragraph-properties fo:text-align="justify" style:justify-single-word="false"/>
      <style:text-properties style:text-underline-style="none"/>
    </style:style>
    <style:style style:name="P24" style:family="paragraph" style:parent-style-name="Text_20_body" style:list-style-name="L2">
      <style:text-properties style:text-underline-style="none"/>
    </style:style>
    <style:style style:name="P25" style:family="paragraph" style:parent-style-name="Text_20_body">
      <style:paragraph-properties fo:break-before="page"/>
      <style:text-properties style:text-underline-style="none"/>
    </style:style>
    <style:style style:name="P26" style:family="paragraph" style:parent-style-name="Heading_20_1">
      <style:paragraph-properties fo:text-align="justify" style:justify-single-word="false"/>
      <style:text-properties style:text-underline-style="none"/>
    </style:style>
    <style:style style:name="P27" style:family="paragraph" style:parent-style-name="Heading_20_1">
      <style:paragraph-properties fo:break-before="page"/>
      <style:text-properties style:text-underline-style="none"/>
    </style:style>
    <style:style style:name="P28" style:family="paragraph" style:parent-style-name="Heading_20_1">
      <style:paragraph-properties fo:text-align="justify" style:justify-single-word="false" fo:break-before="page"/>
      <style:text-properties style:text-underline-style="none"/>
    </style:style>
    <style:style style:name="P29" style:family="paragraph" style:parent-style-name="Heading_20_2">
      <style:text-properties style:text-underline-style="none"/>
    </style:style>
    <style:style style:name="P30" style:family="paragraph">
      <style:paragraph-properties fo:text-align="center"/>
    </style:style>
    <style:style style:name="T1" style:family="text">
      <style:text-properties fo:color="#ffffff" style:font-name="HelveticaNeueLT Std2" fo:font-weight="bold" style:font-weight-asian="bold" style:font-weight-complex="bold"/>
    </style:style>
    <style:style style:name="T2" style:family="text">
      <style:text-properties style:text-underline-style="none"/>
    </style:style>
    <style:style style:name="T3" style:family="text">
      <style:text-properties style:font-name="HelveticaNeueLT Std2" style:text-underline-style="none"/>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1abc9c"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rect text:anchor-type="paragraph" draw:z-index="40" draw:style-name="gr4" draw:text-style-name="P30" svg:width="21cm" svg:height="29.832cm" svg:x="-2cm" svg:y="-2.993cm"><text:p/></draw:rect>CathyMini</text:p>
      <text:p text:style-name="P7">Projet d'intégration ECOM</text:p>
      <text:p text:style-name="P5"/>
      <text:p text:style-name="P6"/>
      <text:p text:style-name="P6"/>
      <text:p text:style-name="P6"/>
      <text:p text:style-name="P6"/>
      <text:p text:style-name="P3">Dossier d'évaluation IHM</text:p>
      <text:p text:style-name="P3"/>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able:table table:name="Tableau1" table:style-name="Tableau1">
        <table:table-column table:style-name="Tableau1.A"/>
        <table:table-column table:style-name="Tableau1.B"/>
        <table:table-column table:style-name="Tableau1.C"/>
        <table:table-row>
          <table:table-cell table:style-name="Tableau1.A1" office:value-type="string">
            <text:p text:style-name="P11">Auteur</text:p>
          </table:table-cell>
          <table:table-cell table:style-name="Tableau1.A1" office:value-type="string">
            <text:p text:style-name="P11">Date</text:p>
          </table:table-cell>
          <table:table-cell table:style-name="Tableau1.C1" office:value-type="string">
            <text:p text:style-name="P11">Description</text:p>
          </table:table-cell>
        </table:table-row>
        <table:table-row>
          <table:table-cell table:style-name="Tableau1.A2" office:value-type="string">
            <text:p text:style-name="P12">Florent Huguet</text:p>
          </table:table-cell>
          <table:table-cell table:style-name="Tableau1.A2" office:value-type="string">
            <text:p text:style-name="P12">18/12/13</text:p>
          </table:table-cell>
          <table:table-cell table:style-name="Tableau1.C2" office:value-type="string">
            <text:p text:style-name="P12">Version Initiale</text:p>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9"/>
          </table:table-cell>
          <table:table-cell table:style-name="Tableau1.A2" office:value-type="string">
            <text:p text:style-name="P9"/>
          </table:table-cell>
          <table:table-cell table:style-name="Tableau1.C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C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C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C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C2" office:value-type="string">
            <text:p text:style-name="P9"/>
          </table:table-cell>
        </table:table-row>
      </table:table>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7">Table des matières</text:p>
          </text:index-title>
          <text:p text:style-name="P18"><text:s/>1 Introduction<text:tab/>3</text:p>
          <text:p text:style-name="P18"><text:s/>2 Évaluation experte<text:tab/>4</text:p>
          <text:p text:style-name="P18"><text:s/>3 Évaluation utilisateur <text:tab/>6</text:p>
          <text:p text:style-name="P19"><text:s/>3.1 Les objectifs évalués<text:tab/>6</text:p>
          <text:p text:style-name="P19"><text:s/>3.2 Les participants<text:tab/>6</text:p>
          <text:p text:style-name="P19"><text:s/>3.3 Les protocoles mis en place<text:tab/>6</text:p>
          <text:p text:style-name="P20"><text:s/>3.3.1 Protocole avec guidage du participant <text:tab/>7</text:p>
          <text:p text:style-name="P20"><text:s/>3.3.2 Protocole avec libre activité du participant<text:tab/>7</text:p>
          <text:p text:style-name="P19"><text:s/>3.4 Les données récoltées<text:tab/>7</text:p>
          <text:p text:style-name="P19"><text:s/>3.5 Les résultats<text:tab/>9</text:p>
          <text:p text:style-name="P19"><text:s/>3.6 Les évolutions proposées<text:tab/>9</text:p>
        </text:index-body>
      </text:table-of-content>
      <text:h text:style-name="P26" text:outline-level="1" text:is-list-header="true"/>
      <text:h text:style-name="P26" text:outline-level="1" text:is-list-header="true"/>
      <text:h text:style-name="P26" text:outline-level="1">Introduction</text:h>
      <text:h text:style-name="Heading_20_2" text:outline-level="2"><text:span text:style-name="T2">Objet du document</text:span></text:h>
      <text:p text:style-name="Text_20_body"><text:span text:style-name="T2"/></text:p>
      <text:p text:style-name="Text_20_body"><text:span text:style-name="T2"><text:tab/></text:span><text:span text:style-name="T3">Ce document atteste de l'évaluation du projet CathyMini en date du 18 décembre 2013. Les versions postérieures ne sont pas concernées par ce document.</text:span></text:p>
      <text:p text:style-name="P14"/>
      <text:h text:style-name="P28" text:outline-level="1">Évaluation experte</text:h>
      <text:p text:style-name="P16"><text:tab/>L'équipe s’étant répartie les tâches et n'ayant pas développée les mêmes composants de l'IHM, il a été possible de réaliser l'évaluation experte des composants que nous n'avions pas développés. Nous avons également demandé à des personnes externes au projet et n'ayant pas de connaissance en informatique d'évaluer notre interface ainsi différentes options précises, notamment lorsque plusieurs moyens sont laisser à l'utilisateur pour réaliser une tâche. Lors de cette évaluation experte, plusieurs problèmes ont pu être soulevés.</text:p>
      <text:p text:style-name="P16"><text:tab/>Les problèmes rencontrés par les utilisateurs sont principalement liés à l'affichage en temps réel des informations. Cette évaluation ayant été réalisée bien avant la finalisation du projet, nous avons pu résoudre la plupart de ces problèmes. Certains restent encore présent faute de temps pour les régler :</text:p>
      <text:list xml:id="list2325850576684363039" text:style-name="L1">
        <text:list-item>
          <text:p text:style-name="P22">Meilleur affichage du caddie pour les petits écrans (smartphone).</text:p>
        </text:list-item>
      </text:list>
      <text:p text:style-name="P16"/>
      <text:p text:style-name="P16"><text:tab/>Pour cette évaluation, nous nous sommes basés sur l'article « Top 10 Mistakes in Web Design » écris par Jakob Nielsen. Le résultats en est que :</text:p>
      <text:list xml:id="list1007492144969598560" text:style-name="L3">
        <text:list-item>
          <text:list>
            <text:list-item>
              <text:p text:style-name="P23">Notre composant de recherche de produits par nom est simple et n'est pas <text:span text:style-name="T4">intelligent</text:span>, ce qui peut être contraignant pour les utilisateurs. En effet, il leur faut saisir le nom ou une partie du nom d'un produit sans faute pour pouvoir le trouver. Toutefois, nous avons mis en place un système de recherches plus avancées facile à prendre en main permettant aux utilisateurs de ne pas être déboussolés lors de leurs recherches. Il serait intéressant de réaliser une recherche par nom intelligente dans le futur.</text:p>
            </text:list-item>
            <text:list-item>
              <text:p text:style-name="P23">Les liens déjà visités ne changent pas de couleur. Nous avons exactement 8 pages WEB – en comptant les pages de Conditions Générales de Vente et de Condition Générales d'Utilisation – et l'affichage des produits de notre site se fait sur une page unique. Il est donc possible aisément à l'utilisateur de savoir les pages qu'il aura visité. Nous avons donc considéré que nous n'avions pas besoin de cette fonctionnalité.</text:p>
            </text:list-item>
            <text:list-item>
              <text:p text:style-name="P23">Nous avons opté pour une interface épurée et aérée pour notre site. Il contient très peu de paragraphes ; seul les articles de la page d'accueil contiennent un volume important de texte qui pourrait être agressif pour l’œil de l'utilisateur mais étant des articles, le texte a nécessairement une place importante.</text:p>
            </text:list-item>
            <text:list-item>
              <text:p text:style-name="P23">Nous n'avons pas géré le fait que l'utilisateur puisse changer la taille de la police. Notre site étant « responsive », l'utilisateur peut donc zoomer sur les différentes pages du site avec le « zoom » présent dans les navigateurs, sans pour autant nuire à l'affichage du site.</text:p>
            </text:list-item>
            <text:list-item>
              <text:p text:style-name="P23">Les titres de nos différentes pages sont clairs pour l'utilisateur. Nous avons mis en place un système de marqueur pour permettre à l'utilisateur de connaître à tout moment sa localisation dans le site.</text:p>
            </text:list-item>
            <text:list-item>
              <text:p text:style-name="P23"><text:soft-page-break/>Nous n'avons pas de pop-up intempestives mais néanmoins un carrousel animé est présent sur la page d’accueil. Celui-ci permet aux utilisateurs novices d'avoir les informations essentielles de notre site, notamment, et particulièrement, le principe d’abonnement.</text:p>
            </text:list-item>
            <text:list-item>
              <text:p text:style-name="P23">Nous avons tenter de respecter les conventions de design présentes sur le Web pour ne pas perturber l'utilisateur. La seule exception est le concept d'abonnement qui est peu courant sur les sites e-commerce, un effort particulier a donc été fourni pour guider l'utilisateur dans l'utilisation des abonnements ; le carrousel en est un exemple.</text:p>
            </text:list-item>
            <text:list-item>
              <text:p text:style-name="P23">Une foire aux questions est mise en évidence afin de répondre à toutes les interrogations sur le fonctionnement du site et notamment des abonnements (résiliation, ...). Malheureusement nous n'avons pas encore réalisé la rédaction de celle-ci.</text:p>
            </text:list-item>
          </text:list>
        </text:list-item>
      </text:list>
      <text:p text:style-name="P16"/>
      <text:h text:style-name="P27" text:outline-level="1">Évaluation utilisateur </text:h>
      <text:h text:style-name="P29" text:outline-level="2">Les objectifs évalués</text:h>
      <text:p text:style-name="Text_20_body"><text:span text:style-name="T2"/></text:p>
      <text:p text:style-name="P14"><text:tab/>Notre évaluation consiste à vérifier si l'utilisateur peut réaliser les cas d'utilisations de bases sans avoir été guidé ou formé. Le but secondaire mais pas moindre est de pouvoir constater quelles interactions les utilisateurs privilégient quand ils disposent de plusieurs moyens de réaliser une tâche qui leur a été dictée ; par exemple, ajouter un produit au caddie. Nous avons principalement évaluer si l'utilisateur arrive a réaliser un achat du début à la fin et nous avons chiffrer le nombre de clics nécessaires pour réaliser les actions.</text:p>
      <text:p text:style-name="P14"/>
      <text:p text:style-name="P14"><text:tab/>Le cahier des charges fixait comme objectifs l'incitation à la réutilisation et à l'incitation aux partages communautaires. Toutefois, il n'a pas pu être possible d'évaluer ces objectifs, le site n'étant pas en ligne. Néanmoins nous avons, dans le carrousel, des images incitant à créer des abonnements et à partager le site sur Facebook. Un lien pour le partage sur les sites communautaire est également présent dans le pied de toutes les page du site.</text:p>
      <text:p text:style-name="P14"/>
      <text:h text:style-name="P29" text:outline-level="2">Les participants</text:h>
      <text:p text:style-name="Text_20_body"><text:span text:style-name="T2"/></text:p>
      <text:p text:style-name="P14"><text:tab/>Pour évaluer le site, nous avons choisi un panel de participants varié respectant les cibles visées par le site. Par manque de temps, le nombre de personnes nous ayant aidé à réaliser l'évaluation n'est pas encore satisfaisant. Néanmoins 16 personnes ont été interrogées ce qui nous a permis de dégager de ces évaluations des points récurrents.</text:p>
      <text:p text:style-name="P14"/>
      <text:p text:style-name="P14">Les différentes personnes visées : </text:p>
      <text:list xml:id="list6009905060523215922" text:style-name="L2">
        <text:list-item>
          <text:p text:style-name="P24">des personnes achetant régulièrement sur internet</text:p>
        </text:list-item>
        <text:list-item>
          <text:p text:style-name="P24">des personnes achetant occasionnellement sur internet</text:p>
        </text:list-item>
        <text:list-item>
          <text:p text:style-name="P24">des personnes n'achetant jamais sur internet</text:p>
        </text:list-item>
      </text:list>
      <text:p text:style-name="P14"/>
      <text:h text:style-name="P29" text:outline-level="2">Les protocoles mis en place</text:h>
      <text:p text:style-name="Text_20_body"><text:span text:style-name="T2"/></text:p>
      <text:p text:style-name="P14"><text:tab/>Deux protocoles ont été mis en place, le premier consiste à donner un scénario à réaliser au participant alors que le second consiste à donner une règle générale à l'utilisateur. Ces deux scénarios n'ont pas un temps limité pour être réalisés. Une version fonctionnelle et stable du site a été utilisée lors de l'évaluation mais antérieure à la version <text:soft-page-break/>actuelle. En effet, la version actuelle contient plusieurs améliorations de notre site suite à l'analyse des résultats obtenus.</text:p>
      <text:h text:style-name="Heading_20_3" text:outline-level="3">Protocole avec guidage du participant </text:h>
      <text:p text:style-name="Text_20_body"><text:tab/>Dans ce protocole, nous posons des questions aux participants,nous étudions leurs actions et leur demandons de nous faire part de leurs remarques.</text:p>
      <text:p text:style-name="P15"><text:tab/>1 - Trouvez l'adresse mail pour contacter le support .</text:p>
      <text:p text:style-name="P15"><text:tab/>2 - Prenez connaissance des conditions générales d'utilisation.</text:p>
      <text:p text:style-name="P15"><text:tab/>3 – Accédez au catalogue des produits.</text:p>
      <text:p text:style-name="P15"><text:tab/>4 – Ajoutez à votre caddie le tampon NETT PROCOMFORT de la marque NETT avec un flux super+.</text:p>
      <text:p text:style-name="P15"><text:tab/>5 – Ajoutez à un abonnement la serviette MAXI PROTECT de la marque VANIA avec un flux super.</text:p>
      <text:p text:style-name="P15"><text:tab/>6 – Créez un compte (renseignez une vrai adresse mail).</text:p>
      <text:p text:style-name="P15"><text:tab/>7 – Modifiez votre nom. Par quel(s) moyen(s) avez vous constaté le changement ?</text:p>
      <text:p text:style-name="P15"><text:tab/>8 – Déconnectez vous.</text:p>
      <text:p text:style-name="P15"><text:tab/>9 – Reconnectez vous (vous avez peu être oublié votre mot de passe).</text:p>
      <text:p text:style-name="P15"><text:tab/>10 – Créez un deuxième abonnement avec le produit de votre choix dedans.</text:p>
      <text:p text:style-name="P15"><text:tab/>11 – Modifiez la quantité du produit que vous venez d'ajouter à votre abonnement.</text:p>
      <text:p text:style-name="P15"><text:tab/>12 – Finalisez votre achat en achetant ce qu'il y a dans votre panier.</text:p>
      <text:p text:style-name="P15"><text:tab/>13 – Consultez l'historique de vos achats.</text:p>
      <text:p text:style-name="P15"><text:tab/>14 – Consultez le détail de cet achat.</text:p>
      <text:h text:style-name="Heading_20_3" text:outline-level="3">Protocole avec libre activité du participant</text:h>
      <text:p text:style-name="Text_20_body"><text:tab/></text:p>
      <text:p text:style-name="P15"><text:tab/>Dans ce protocole, nous présentons le site aux participants en leur donnant pour simple consigne de réaliser un achat sur notre site. Nous en profitons pour récolter leurs avis et les problèmes qu'ils ont rencontrés. Par exemple, les choses qu'ils ne trouvent pas ou qu'ils mettent un certains temps à trouver.</text:p>
      <text:p text:style-name="P16"/>
      <text:h text:style-name="P29" text:outline-level="2">Les données récoltées</text:h>
      <text:p text:style-name="Text_20_body"><text:span text:style-name="T2"/></text:p>
      <text:p text:style-name="P14"><text:tab/>Un questionnaire a été réalisé en début de projet afin de mieux comprendre nos cibles et leurs besoins. L'analyse des résultats du questionnaire est présente dans le cahier des charges.</text:p>
      <text:p text:style-name="P14"><text:tab/>Le type de données récolté grâce aux différents protocoles mis en place sont en quelque sorte un résultat de questionnaire.<text:tab/></text:p>
      <text:p text:style-name="P14"><text:soft-page-break/><text:tab/>Lors du protocole avec scénario, 8 utilisateurs ont participé. Nous avons les données suivantes : </text:p>
      <text:p text:style-name="P14"><text:tab/>Dans la première colonne nous pouvons voir le numéro de l'étape correspondant aux étapes présentes dans la partie 3.3.1. Chacune des autres colonnes représentent l'analyse des résultats obtenus. </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13">Étape</text:p>
          </table:table-cell>
          <table:table-cell table:style-name="Tableau2.A1" office:value-type="string">
            <text:p text:style-name="P13"/>
          </table:table-cell>
          <table:table-cell table:style-name="Tableau2.A1" office:value-type="string">
            <text:p text:style-name="P13">Novice</text:p>
          </table:table-cell>
          <table:table-cell table:style-name="Tableau2.A1" office:value-type="string">
            <text:p text:style-name="P13">Occasionnel</text:p>
          </table:table-cell>
          <table:table-cell table:style-name="Tableau2.E1" office:value-type="string">
            <text:p text:style-name="P13">Expérimenté</text:p>
          </table:table-cell>
        </table:table-row>
        <table:table-row>
          <table:table-cell table:style-name="Tableau2.A2" table:number-rows-spanned="2" office:value-type="string">
            <text:p text:style-name="P13">1</text:p>
          </table:table-cell>
          <table:table-cell table:style-name="Tableau2.A2" office:value-type="string">
            <text:p text:style-name="P13">Temps</text:p>
          </table:table-cell>
          <table:table-cell table:style-name="Tableau2.A2" office:value-type="string">
            <text:p text:style-name="P13">Fastidieux</text:p>
          </table:table-cell>
          <table:table-cell table:style-name="Tableau2.A2" office:value-type="string">
            <text:p text:style-name="P13">Rapide</text:p>
          </table:table-cell>
          <table:table-cell table:style-name="Tableau2.E2" office:value-type="string">
            <text:p text:style-name="P13">Intuitif</text:p>
          </table:table-cell>
        </table:table-row>
        <table:table-row>
          <table:covered-table-cell/>
          <table:table-cell table:style-name="Tableau2.A2" office:value-type="string">
            <text:p text:style-name="P13">Chemin</text:p>
          </table:table-cell>
          <table:table-cell table:style-name="Tableau2.A2" office:value-type="string">
            <text:p text:style-name="P13">Nous contacter</text:p>
          </table:table-cell>
          <table:table-cell table:style-name="Tableau2.A2" office:value-type="string">
            <text:p text:style-name="P13">Nous contacter</text:p>
          </table:table-cell>
          <table:table-cell table:style-name="Tableau2.E2" office:value-type="string">
            <text:p text:style-name="P13">Pied de page</text:p>
          </table:table-cell>
        </table:table-row>
        <table:table-row>
          <table:table-cell table:style-name="Tableau2.A2" table:number-rows-spanned="2" office:value-type="string">
            <text:p text:style-name="P13">2</text:p>
          </table:table-cell>
          <table:table-cell table:style-name="Tableau2.A2" office:value-type="string">
            <text:p text:style-name="P13">Temps</text:p>
          </table:table-cell>
          <table:table-cell table:style-name="Tableau2.A2" office:value-type="string">
            <text:p text:style-name="P13">Non trouvé</text:p>
          </table:table-cell>
          <table:table-cell table:style-name="Tableau2.A2" office:value-type="string">
            <text:p text:style-name="P13">Rapide</text:p>
          </table:table-cell>
          <table:table-cell table:style-name="Tableau2.E2" office:value-type="string">
            <text:p text:style-name="P13">Intuitif</text:p>
          </table:table-cell>
        </table:table-row>
        <table:table-row>
          <table:covered-table-cell/>
          <table:table-cell table:style-name="Tableau2.A2" office:value-type="string">
            <text:p text:style-name="P13">Chemin</text:p>
          </table:table-cell>
          <table:table-cell table:style-name="Tableau2.A2" office:value-type="string">
            <text:p text:style-name="P13"/>
          </table:table-cell>
          <table:table-cell table:style-name="Tableau2.A2" office:value-type="string">
            <text:p text:style-name="P13">Pied de page</text:p>
          </table:table-cell>
          <table:table-cell table:style-name="Tableau2.E2" office:value-type="string">
            <text:p text:style-name="P13">Pied de page/inscription</text:p>
          </table:table-cell>
        </table:table-row>
        <table:table-row>
          <table:table-cell table:style-name="Tableau2.A2" office:value-type="string">
            <text:p text:style-name="P13">3</text:p>
          </table:table-cell>
          <table:table-cell table:style-name="Tableau2.A2" office:value-type="string">
            <text:p text:style-name="P13">Temps</text:p>
          </table:table-cell>
          <table:table-cell table:style-name="Tableau2.A2" office:value-type="string">
            <text:p text:style-name="P13">Rapide</text:p>
          </table:table-cell>
          <table:table-cell table:style-name="Tableau2.A2" office:value-type="string">
            <text:p text:style-name="P13">Intuitif</text:p>
          </table:table-cell>
          <table:table-cell table:style-name="Tableau2.E2" office:value-type="string">
            <text:p text:style-name="P13">Intuitif</text:p>
          </table:table-cell>
        </table:table-row>
        <table:table-row>
          <table:table-cell table:style-name="Tableau2.A2" office:value-type="string">
            <text:p text:style-name="P13">4</text:p>
          </table:table-cell>
          <table:table-cell table:style-name="Tableau2.A2" office:value-type="string">
            <text:p text:style-name="P13">détail</text:p>
          </table:table-cell>
          <table:table-cell table:style-name="Tableau2.A2" office:value-type="string">
            <text:p text:style-name="P13">Long</text:p>
            <text:p text:style-name="P13">aucune maîtrise du panneau de recherche </text:p>
          </table:table-cell>
          <table:table-cell table:style-name="Tableau2.A2" office:value-type="string">
            <text:p text:style-name="P13">Rapide</text:p>
            <text:p text:style-name="P13">recherche sur le nom, quelques problèmes avec le panneau de recherche</text:p>
          </table:table-cell>
          <table:table-cell table:style-name="Tableau2.E2" office:value-type="string">
            <text:p text:style-name="P13">Intuitif</text:p>
            <text:p text:style-name="P13">recherche avancée avec marque, flux et type</text:p>
          </table:table-cell>
        </table:table-row>
        <table:table-row>
          <table:table-cell table:style-name="Tableau2.A2" office:value-type="string">
            <text:p text:style-name="P13">5</text:p>
          </table:table-cell>
          <table:table-cell table:style-name="Tableau2.A2" office:value-type="string">
            <text:p text:style-name="P13">détail</text:p>
          </table:table-cell>
          <table:table-cell table:style-name="Tableau2.A2" office:value-type="string">
            <text:p text:style-name="P13">Long</text:p>
            <text:p text:style-name="P13">aucune maîtrise du panneau de recherche </text:p>
            <text:p text:style-name="P13">problème avec la création d'un abonnement</text:p>
          </table:table-cell>
          <table:table-cell table:style-name="Tableau2.A2" office:value-type="string">
            <text:p text:style-name="P13">Rapide</text:p>
            <text:p text:style-name="P13">recherche efficace</text:p>
            <text:p text:style-name="P13">ajout facile à l'abonnement</text:p>
          </table:table-cell>
          <table:table-cell table:style-name="Tableau2.E2" office:value-type="string">
            <text:p text:style-name="P13">Rapide</text:p>
            <text:p text:style-name="P13">recherche efficace</text:p>
            <text:p text:style-name="P13">ajout facile à l'abonnement</text:p>
          </table:table-cell>
        </table:table-row>
        <table:table-row>
          <table:table-cell table:style-name="Tableau2.A2" office:value-type="string">
            <text:p text:style-name="P13">6</text:p>
          </table:table-cell>
          <table:table-cell table:style-name="Tableau2.A2" office:value-type="string">
            <text:p text:style-name="P13">temps</text:p>
          </table:table-cell>
          <table:table-cell table:style-name="Tableau2.A2" office:value-type="string">
            <text:p text:style-name="P13">Intuitif</text:p>
          </table:table-cell>
          <table:table-cell table:style-name="Tableau2.A2" office:value-type="string">
            <text:p text:style-name="P13">Intuitif</text:p>
          </table:table-cell>
          <table:table-cell table:style-name="Tableau2.E2" office:value-type="string">
            <text:p text:style-name="P13">Intuitif</text:p>
          </table:table-cell>
        </table:table-row>
        <table:table-row>
          <table:table-cell table:style-name="Tableau2.A2" office:value-type="string">
            <text:p text:style-name="P13">7</text:p>
          </table:table-cell>
          <table:table-cell table:style-name="Tableau2.A2" office:value-type="string">
            <text:p text:style-name="P13">temps</text:p>
          </table:table-cell>
          <table:table-cell table:style-name="Tableau2.A2" office:value-type="string">
            <text:p text:style-name="P13">Rapide</text:p>
            <text:p text:style-name="P13">un peu de temps pour se déplacer dans « mon Compte »</text:p>
          </table:table-cell>
          <table:table-cell table:style-name="Tableau2.A2" office:value-type="string">
            <text:p text:style-name="P13">Intuitif</text:p>
          </table:table-cell>
          <table:table-cell table:style-name="Tableau2.E2" office:value-type="string">
            <text:p text:style-name="P13">Intuitif</text:p>
          </table:table-cell>
        </table:table-row>
        <table:table-row>
          <table:table-cell table:style-name="Tableau2.A2" office:value-type="string">
            <text:p text:style-name="P13">8</text:p>
          </table:table-cell>
          <table:table-cell table:style-name="Tableau2.A2" office:value-type="string">
            <text:p text:style-name="P13">temps</text:p>
          </table:table-cell>
          <table:table-cell table:style-name="Tableau2.A2" office:value-type="string">
            <text:p text:style-name="P13">Intuitif</text:p>
          </table:table-cell>
          <table:table-cell table:style-name="Tableau2.A2" office:value-type="string">
            <text:p text:style-name="P13">Intuitif</text:p>
          </table:table-cell>
          <table:table-cell table:style-name="Tableau2.E2" office:value-type="string">
            <text:p text:style-name="P13">Intuitif</text:p>
          </table:table-cell>
        </table:table-row>
        <table:table-row>
          <table:table-cell table:style-name="Tableau2.A2" office:value-type="string">
            <text:p text:style-name="P13">9</text:p>
          </table:table-cell>
          <table:table-cell table:style-name="Tableau2.A2" office:value-type="string">
            <text:p text:style-name="P13">temps</text:p>
          </table:table-cell>
          <table:table-cell table:style-name="Tableau2.A2" office:value-type="string">
            <text:p text:style-name="P13">Intuitif</text:p>
          </table:table-cell>
          <table:table-cell table:style-name="Tableau2.A2" office:value-type="string">
            <text:p text:style-name="P13">Intuitif</text:p>
          </table:table-cell>
          <table:table-cell table:style-name="Tableau2.E2" office:value-type="string">
            <text:p text:style-name="P13">Intuitif</text:p>
          </table:table-cell>
        </table:table-row>
        <table:table-row>
          <table:table-cell table:style-name="Tableau2.A2" table:number-rows-spanned="2" office:value-type="string">
            <text:p text:style-name="P13">10</text:p>
          </table:table-cell>
          <table:table-cell table:style-name="Tableau2.A2" office:value-type="string">
            <text:p text:style-name="P13">temps</text:p>
          </table:table-cell>
          <table:table-cell table:style-name="Tableau2.A2" office:value-type="string">
            <text:p text:style-name="P13">Long</text:p>
          </table:table-cell>
          <table:table-cell table:style-name="Tableau2.A2" office:value-type="string">
            <text:p text:style-name="P13">Rapide</text:p>
          </table:table-cell>
          <table:table-cell table:style-name="Tableau2.E2" office:value-type="string">
            <text:p text:style-name="P13">Intuitif</text:p>
          </table:table-cell>
        </table:table-row>
        <table:table-row>
          <table:covered-table-cell/>
          <table:table-cell table:style-name="Tableau2.A2" office:value-type="string">
            <text:p text:style-name="P13">chemin</text:p>
          </table:table-cell>
          <table:table-cell table:style-name="Tableau2.A2" office:value-type="string">
            <text:p text:style-name="P13">Lors de l'ajout d'un produit</text:p>
          </table:table-cell>
          <table:table-cell table:style-name="Tableau2.A2" office:value-type="string">
            <text:p text:style-name="P13">Lors de l'ajout d'un produit</text:p>
          </table:table-cell>
          <table:table-cell table:style-name="Tableau2.E2" office:value-type="string">
            <text:p text:style-name="P13">Lors de l'ajout d'un produit / dans le « panier abonnement »</text:p>
          </table:table-cell>
        </table:table-row>
        <table:table-row>
          <table:table-cell table:style-name="Tableau2.A2" table:number-rows-spanned="2" office:value-type="string">
            <text:p text:style-name="P13">11</text:p>
          </table:table-cell>
          <table:table-cell table:style-name="Tableau2.A2" office:value-type="string">
            <text:p text:style-name="P13">temps</text:p>
          </table:table-cell>
          <table:table-cell table:style-name="Tableau2.A2" office:value-type="string">
            <text:p text:style-name="P13">Rapide</text:p>
          </table:table-cell>
          <table:table-cell table:style-name="Tableau2.A2" office:value-type="string">
            <text:p text:style-name="P13">Intuitif</text:p>
          </table:table-cell>
          <table:table-cell table:style-name="Tableau2.E2" office:value-type="string">
            <text:p text:style-name="P13">Intuitif</text:p>
          </table:table-cell>
        </table:table-row>
        <table:table-row>
          <table:covered-table-cell/>
          <table:table-cell table:style-name="Tableau2.A2" office:value-type="string">
            <text:p text:style-name="P13">chemin</text:p>
          </table:table-cell>
          <table:table-cell table:style-name="Tableau2.A2" office:value-type="string">
            <text:p text:style-name="P13">Flèche d'ajout</text:p>
          </table:table-cell>
          <table:table-cell table:style-name="Tableau2.A2" office:value-type="string">
            <text:p text:style-name="P13">Flèche d'ajout/saisie</text:p>
          </table:table-cell>
          <table:table-cell table:style-name="Tableau2.E2" office:value-type="string">
            <text:p text:style-name="P13">Flèche d'ajout/saisie</text:p>
          </table:table-cell>
        </table:table-row>
        <table:table-row>
          <table:table-cell table:style-name="Tableau2.A2" office:value-type="string">
            <text:p text:style-name="P13">12</text:p>
          </table:table-cell>
          <table:table-cell table:style-name="Tableau2.A2" office:value-type="string">
            <text:p text:style-name="P13">temps</text:p>
          </table:table-cell>
          <table:table-cell table:style-name="Tableau2.A2" office:value-type="string">
            <text:p text:style-name="P13">Rapide</text:p>
            <text:p text:style-name="P13">quelques problèmes pour la page de choix d'adresse</text:p>
          </table:table-cell>
          <table:table-cell table:style-name="Tableau2.A2" office:value-type="string">
            <text:p text:style-name="P13">Rapide</text:p>
          </table:table-cell>
          <table:table-cell table:style-name="Tableau2.E2" office:value-type="string">
            <text:p text:style-name="P13">Intuitif</text:p>
          </table:table-cell>
        </table:table-row>
        <table:table-row>
          <table:table-cell table:style-name="Tableau2.A2" table:number-rows-spanned="2" office:value-type="string">
            <text:p text:style-name="P13">13</text:p>
          </table:table-cell>
          <table:table-cell table:style-name="Tableau2.A2" office:value-type="string">
            <text:p text:style-name="P13">temps</text:p>
          </table:table-cell>
          <table:table-cell table:style-name="Tableau2.A2" office:value-type="string">
            <text:p text:style-name="P13">Rapide</text:p>
          </table:table-cell>
          <table:table-cell table:style-name="Tableau2.A2" office:value-type="string">
            <text:p text:style-name="P13">Intuitif</text:p>
          </table:table-cell>
          <table:table-cell table:style-name="Tableau2.E2" office:value-type="string">
            <text:p text:style-name="P13">Intuitif</text:p>
          </table:table-cell>
        </table:table-row>
        <table:table-row>
          <table:covered-table-cell/>
          <table:table-cell table:style-name="Tableau2.A2" office:value-type="string">
            <text:p text:style-name="P13">chemin</text:p>
          </table:table-cell>
          <table:table-cell table:style-name="Tableau2.A2" office:value-type="string">
            <text:p text:style-name="P13">Passage dans « mon Compte » puis recherche à l'intérieur</text:p>
          </table:table-cell>
          <table:table-cell table:style-name="Tableau2.A2" office:value-type="string">
            <text:p text:style-name="P13">Passage dans « mon Compte » et directement dans mes achats</text:p>
          </table:table-cell>
          <table:table-cell table:style-name="Tableau2.E2" office:value-type="string">
            <text:p text:style-name="P13">Passage dans « mon Compte » et directement dans mes achats</text:p>
          </table:table-cell>
        </table:table-row>
        <table:table-row>
          <table:table-cell table:style-name="Tableau2.A2" office:value-type="string">
            <text:p text:style-name="P13">14</text:p>
          </table:table-cell>
          <table:table-cell table:style-name="Tableau2.A2" office:value-type="string">
            <text:p text:style-name="P13">temps</text:p>
          </table:table-cell>
          <table:table-cell table:style-name="Tableau2.A2" office:value-type="string">
            <text:p text:style-name="P13">Long</text:p>
          </table:table-cell>
          <table:table-cell table:style-name="Tableau2.A2" office:value-type="string">
            <text:p text:style-name="P13">Intuitif</text:p>
          </table:table-cell>
          <table:table-cell table:style-name="Tableau2.E2" office:value-type="string">
            <text:p text:style-name="P13">Intuitif </text:p>
          </table:table-cell>
        </table:table-row>
      </table:table>
      <text:p text:style-name="P14"/>
      <text:p text:style-name="P14"><text:tab/></text:p>
      <text:p text:style-name="P25"><text:tab/>Lors du protocole où nous laissons le participant naviguer comme il le souhaite dans le site, 75 % des personnes (ayant ou non l'habitude du commerce en ligne) arrive à se repérer et à réaliser une commande. Nous avons réalisé ce scénario sur 8 personnes différentes par rapport au scénario précédent.</text:p>
      <text:p text:style-name="P14"/>
      <text:h text:style-name="P29" text:outline-level="2">Les résultats</text:h>
      <text:p text:style-name="Text_20_body"><text:span text:style-name="T2"/></text:p>
      <text:p text:style-name="P14"><text:tab/>Notre site semble facile à prendre en mains pour les participants. Nos protocoles de tests ne sont pas assez importants pour avoir des résultats significatifs et permettre de dégager tous les problèmes rencontrés par les utilisateurs. Toutefois, ils permettent déjà de dégager les points principaux. Ainsi nous considérons que nos objectifs évalués sont corrects. De plus, on notera que les impressions sur l'ensemble du site sont généralement positives.</text:p>
      <text:p text:style-name="P14"/>
      <text:h text:style-name="P29" text:outline-level="2">Les évolutions proposées</text:h>
      <text:p text:style-name="Text_20_body"><text:span text:style-name="T2"/></text:p>
      <text:p text:style-name="P14"><text:tab/>Pour améliorer notre site nous pourrions dans un premier temps mettre en place une recherche intelligente. Dans un second temps, mettre en place la possibilité de finaliser un abonnement, ce qui est presque le cas et déjà possible pour un panier classique. Un système d'offres promotionnelles fait également partie des fonctionnalités intéressantes à mettre ne place, tant pour le vendeur que le cli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FreeSans1" svg:font-family="FreeSans" style:font-family-generic="swiss"/>
    <style:font-face style:name="OpenSymbol1" svg:font-family="OpenSymbol" style:font-family-generic="system"/>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494440" style:font-name="HelveticaNeueLT Std"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text-properties fo:color="#494440" style:font-name="HelveticaNeueLT Std" style:font-size-asian="10.5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1.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1"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fo:margin-top="0.101cm" fo:margin-bottom="0.21cm" style:page-number="auto" fo:background-color="transparent" fo:padding="0cm" fo:border="none" style:shadow="none">
        <style:background-image/>
      </style:paragraph-properties>
      <style:text-properties fo:color="#7f8c8c" style:font-name="HelveticaNeueLT Std"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athy" style:family="paragraph" style:parent-style-name="Heading_20_1" style:default-outline-level="" style:list-style-name="" style:class="text">
      <style:paragraph-properties fo:text-align="justify" style:justify-single-word="false"/>
      <style:text-properties style:text-underline-style="non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2LVL1" style:display-name="WW_CharLFO2LVL1" style:family="text">
      <style:text-properties style:font-name="OpenSymbol1" style:font-name-asian="OpenSymbol1" style:font-name-complex="OpenSymbol1"/>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P2" style:family="paragraph">
      <style:paragraph-properties fo:text-align="center"/>
    </style:style>
    <style:style style:name="MP3"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2"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8" text:anchor-type="paragraph" svg:x="13.744cm" svg:y="-2cm" svg:width="3.821cm" svg:height="1.222cm" draw:z-index="39"><draw:image xlink:href="Pictures/100002010000015E0000007069657746.png" xlink:type="simple" xlink:show="embed" xlink:actuate="onLoad"/></draw:frame><draw:rect text:anchor-type="paragraph" draw:z-index="9" draw:style-name="Mgr1" draw:text-style-name="MP2" svg:width="0.251cm" svg:height="29.699cm" svg:x="-2.002cm" svg:y="-2.002cm"><text:p/></draw:rect><draw:rect text:anchor-type="paragraph" draw:z-index="19" draw:style-name="Mgr2" draw:text-style-name="MP2" svg:width="3.315cm" svg:height="1.087cm" svg:x="15.683cm" svg:y="24.876cm"><text:p/></draw:rect><draw:rect text:anchor-type="paragraph" draw:z-index="29" draw:style-name="Mgr3" draw:text-style-name="MP2" svg:width="4.283cm" svg:height="1.304cm" svg:x="13.518cm" svg:y="-2.002cm"><text:p/></draw:rect></text:p>
      </style:header>
      <style:footer>
        <text:p text:style-name="MP3"><text:tab/><text:tab/><text:span text:style-name="MT1"><text:page-number text:select-page="current">7</text:page-number></text:span><text:span text:style-name="MT1">/</text:span><text:span text:style-name="MT1"><text:page-count>10</text:page-count></text:span></text:p>
      </style:footer>
    </style:master-page>
    <style:master-page style:name="Landscape" style:page-layout-name="Mpm2"/>
    <style:master-page style:name="Right_20_Page" style:display-name="Right Page" style:page-layout-name="Mpm3"/>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1DT4H39M7S</meta:editing-duration>
    <meta:editing-cycles>189</meta:editing-cycles>
    <meta:generator>OpenOffice.org/3.4$Win32 OpenOffice.org_project/340m1$Build-9590</meta:generator>
    <dc:date>2013-12-20T10:52:37.45</dc:date>
    <meta:print-date>2013-12-12T16:05:50.730000000</meta:print-date>
    <meta:document-statistic meta:table-count="2" meta:image-count="1" meta:object-count="0" meta:page-count="10" meta:paragraph-count="184" meta:word-count="1775" meta:character-count="10997"/>
  </office:meta>
</office:document-meta>
</file>